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4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ff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Cambridge</text:p>
          </table:table-cell>
          <table:table-cell office:value-type="string" calcext:value-type="string">
            <text:p>De Gruyter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pringer</text:p>
          </table:table-cell>
          <table:table-cell/>
        </table:table-row>
        <table:table-row table:style-name="ro1">
          <table:table-cell table:style-name="ce1" office:value-type="string" calcext:value-type="string">
            <text:p>**Général**</text:p>
          </table:table-cell>
          <table:table-cell table:number-columns-repeated="4"/>
          <table:table-cell table:formula="of:=SUBSTITUTE(CONCATENATE(&quot;|&quot;;[.A2];&quot;|&quot;;[.B2];&quot;|&quot;;[.C2];&quot;|&quot;;[.D2];&quot;|&quot;;[.E2];&quot;|&quot;);&quot;non&quot;;&quot;**non**&quot;)" office:value-type="string" office:string-value="|**Général**|||||" calcext:value-type="string">
            <text:p>|**Général**|||||</text:p>
          </table:table-cell>
        </table:table-row>
        <table:table-row table:style-name="ro1">
          <table:table-cell office:value-type="string" calcext:value-type="string">
            <text:p>livraison via OAI-PMH ?</text:p>
          </table:table-cell>
          <table:table-cell table:number-columns-repeated="4"/>
          <table:table-cell table:formula="of:=SUBSTITUTE(CONCATENATE(&quot;|&quot;;[.A3];&quot;|&quot;;[.B3];&quot;|&quot;;[.C3];&quot;|&quot;;[.D3];&quot;|&quot;;[.E3];&quot;|&quot;);&quot;non&quot;;&quot;**non**&quot;)" office:value-type="string" office:string-value="|livraison via OAI-PMH ?|||||" calcext:value-type="string">
            <text:p>|livraison via OAI-PMH ?|||||</text:p>
          </table:table-cell>
        </table:table-row>
        <table:table-row table:style-name="ro1">
          <table:table-cell office:value-type="string" calcext:value-type="string">
            <text:p>Mode de livraison ?</text:p>
          </table:table-cell>
          <table:table-cell table:number-columns-repeated="4"/>
          <table:table-cell table:formula="of:=SUBSTITUTE(CONCATENATE(&quot;|&quot;;[.A4];&quot;|&quot;;[.B4];&quot;|&quot;;[.C4];&quot;|&quot;;[.D4];&quot;|&quot;;[.E4];&quot;|&quot;);&quot;non&quot;;&quot;**non**&quot;)" office:value-type="string" office:string-value="|Mode de livraison ?|||||" calcext:value-type="string">
            <text:p>|Mode de livraison ?|||||</text:p>
          </table:table-cell>
        </table:table-row>
        <table:table-row table:style-name="ro1">
          <table:table-cell office:value-type="string" calcext:value-type="string">
            <text:p>Updates / deletes ?</text:p>
          </table:table-cell>
          <table:table-cell table:number-columns-repeated="4"/>
          <table:table-cell table:formula="of:=SUBSTITUTE(CONCATENATE(&quot;|&quot;;[.A5];&quot;|&quot;;[.B5];&quot;|&quot;;[.C5];&quot;|&quot;;[.D5];&quot;|&quot;;[.E5];&quot;|&quot;);&quot;non&quot;;&quot;**non**&quot;)" office:value-type="string" office:string-value="|Updates / deletes ?|||||" calcext:value-type="string">
            <text:p>|Updates / deletes ?|||||</text:p>
          </table:table-cell>
        </table:table-row>
        <table:table-row table:style-name="ro1">
          <table:table-cell office:value-type="string" calcext:value-type="string">
            <text:p>structure des fichiers</text:p>
          </table:table-cell>
          <table:table-cell/>
          <table:table-cell office:value-type="string" calcext:value-type="string">
            <text:p>un fichier par article</text:p>
          </table:table-cell>
          <table:table-cell/>
          <table:table-cell office:value-type="string" calcext:value-type="string">
            <text:p>un fichier par article</text:p>
          </table:table-cell>
          <table:table-cell table:formula="of:=SUBSTITUTE(CONCATENATE(&quot;|&quot;;[.A6];&quot;|&quot;;[.B6];&quot;|&quot;;[.C6];&quot;|&quot;;[.D6];&quot;|&quot;;[.E6];&quot;|&quot;);&quot;non&quot;;&quot;**non**&quot;)" office:value-type="string" office:string-value="|structure des fichiers||un fichier par article||un fichier par article|" calcext:value-type="string">
            <text:p>|structure des fichiers||un fichier par article||un fichier par article|</text:p>
          </table:table-cell>
        </table:table-row>
        <table:table-row table:style-name="ro1">
          <table:table-cell office:value-type="string" calcext:value-type="string">
            <text:p>Licence CC0 pour tout ?</text:p>
          </table:table-cell>
          <table:table-cell table:number-columns-repeated="4"/>
          <table:table-cell table:formula="of:=SUBSTITUTE(CONCATENATE(&quot;|&quot;;[.A7];&quot;|&quot;;[.B7];&quot;|&quot;;[.C7];&quot;|&quot;;[.D7];&quot;|&quot;;[.E7];&quot;|&quot;);&quot;non&quot;;&quot;**non**&quot;)" office:value-type="string" office:string-value="|Licence CC0 pour tout ?|||||" calcext:value-type="string">
            <text:p>|Licence CC0 pour tout ?|||||</text:p>
          </table:table-cell>
        </table:table-row>
        <table:table-row table:style-name="ro1">
          <table:table-cell table:number-columns-repeated="5"/>
          <table:table-cell table:formula="of:=SUBSTITUTE(CONCATENATE(&quot;|&quot;;[.A8];&quot;|&quot;;[.B8];&quot;|&quot;;[.C8];&quot;|&quot;;[.D8];&quot;|&quot;;[.E8];&quot;|&quot;);&quot;non&quot;;&quot;**non**&quot;)" office:value-type="string" office:string-value="||||||" calcext:value-type="string">
            <text:p>||||||</text:p>
          </table:table-cell>
        </table:table-row>
        <table:table-row table:style-name="ro1">
          <table:table-cell table:style-name="ce1" office:value-type="string" calcext:value-type="string">
            <text:p>**Contenu**</text:p>
          </table:table-cell>
          <table:table-cell table:number-columns-repeated="4"/>
          <table:table-cell table:formula="of:=SUBSTITUTE(CONCATENATE(&quot;|&quot;;[.A9];&quot;|&quot;;[.B9];&quot;|&quot;;[.C9];&quot;|&quot;;[.D9];&quot;|&quot;;[.E9];&quot;|&quot;);&quot;non&quot;;&quot;**non**&quot;)" office:value-type="string" office:string-value="|**Contenu**|||||" calcext:value-type="string">
            <text:p>|**Contenu**|||||</text:p>
          </table:table-cell>
        </table:table-row>
        <table:table-row table:style-name="ro1">
          <table:table-cell office:value-type="string" calcext:value-type="string">
            <text:p>Métadonnées XML disponibles pour tout le contenu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SUBSTITUTE(CONCATENATE(&quot;|&quot;;[.A10];&quot;|&quot;;[.B10];&quot;|&quot;;[.C10];&quot;|&quot;;[.D10];&quot;|&quot;;[.E10];&quot;|&quot;);&quot;non&quot;;&quot;**non**&quot;)" office:value-type="string" office:string-value="|Métadonnées XML disponibles pour tout le contenu|**non**||||" calcext:value-type="string">
            <text:p>|Métadonnées XML disponibles pour tout le contenu|**non**||||</text:p>
          </table:table-cell>
        </table:table-row>
        <table:table-row table:style-name="ro1">
          <table:table-cell office:value-type="string" calcext:value-type="string">
            <text:p>DTD homogène pour tout le contenu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/>
          <table:table-cell table:formula="of:=SUBSTITUTE(CONCATENATE(&quot;|&quot;;[.A11];&quot;|&quot;;[.B11];&quot;|&quot;;[.C11];&quot;|&quot;;[.D11];&quot;|&quot;;[.E11];&quot;|&quot;);&quot;non&quot;;&quot;**non**&quot;)" office:value-type="string" office:string-value="|DTD homogène pour tout le contenu|**non**|**non**|||" calcext:value-type="string">
            <text:p>|DTD homogène pour tout le contenu|**non**|**non**|||</text:p>
          </table:table-cell>
        </table:table-row>
        <table:table-row table:style-name="ro1">
          <table:table-cell table:number-columns-repeated="5"/>
          <table:table-cell table:formula="of:=SUBSTITUTE(CONCATENATE(&quot;|&quot;;[.A12];&quot;|&quot;;[.B12];&quot;|&quot;;[.C12];&quot;|&quot;;[.D12];&quot;|&quot;;[.E12];&quot;|&quot;);&quot;non&quot;;&quot;**non**&quot;)" office:value-type="string" office:string-value="||||||" calcext:value-type="string">
            <text:p>||||||</text:p>
          </table:table-cell>
        </table:table-row>
        <table:table-row table:style-name="ro1">
          <table:table-cell table:style-name="ce1" office:value-type="string" calcext:value-type="string">
            <text:p>**Champs**</text:p>
          </table:table-cell>
          <table:table-cell table:number-columns-repeated="4"/>
          <table:table-cell table:formula="of:=SUBSTITUTE(CONCATENATE(&quot;|&quot;;[.A13];&quot;|&quot;;[.B13];&quot;|&quot;;[.C13];&quot;|&quot;;[.D13];&quot;|&quot;;[.E13];&quot;|&quot;);&quot;non&quot;;&quot;**non**&quot;)" office:value-type="string" office:string-value="|**Champs**|||||" calcext:value-type="string">
            <text:p>|**Champs**|||||</text:p>
          </table:table-cell>
        </table:table-row>
        <table:table-row table:style-name="ro1">
          <table:table-cell table:style-name="ce1"/>
          <table:table-cell office:value-type="string" calcext:value-type="string">
            <text:p>[lien](http://dx.doi.org/10.1017/S0031182011000941)</text:p>
          </table:table-cell>
          <table:table-cell office:value-type="string" calcext:value-type="string">
            <text:p>[lien](http://dx.doi.org/10.1515/pjs-2015-0058)</text:p>
          </table:table-cell>
          <table:table-cell office:value-type="string" calcext:value-type="string">
            <text:p>[lien](http://dx.doi.org/10.1093/aesa/sav039)</text:p>
          </table:table-cell>
          <table:table-cell office:value-type="string" calcext:value-type="string">
            <text:p>[lien](http://dx.doi.org/10.1007/s002619900002)</text:p>
          </table:table-cell>
          <table:table-cell table:formula="of:=SUBSTITUTE(CONCATENATE(&quot;|&quot;;[.A14];&quot;|&quot;;[.B14];&quot;|&quot;;[.C14];&quot;|&quot;;[.D14];&quot;|&quot;;[.E14];&quot;|&quot;);&quot;non&quot;;&quot;**non**&quot;)" office:value-type="string" office:string-value="||[lien](http://dx.doi.org/10.1017/S0031182011000941)|[lien](http://dx.doi.org/10.1515/pjs-2015-0058)|[lien](http://dx.doi.org/10.1093/aesa/sav039)|[lien](http://dx.doi.org/10.1007/s002619900002)|" calcext:value-type="string">
            <text:p>||[lien](http://dx.doi.org/10.1017/S0031182011000941)|[lien](http://dx.doi.org/10.1515/pjs-2015-0058)|[lien](http://dx.doi.org/10.1093/aesa/sav039)|[lien](http://dx.doi.org/10.1007/s002619900002)|</text:p>
          </table:table-cell>
        </table:table-row>
        <table:table-row table:style-name="ro1">
          <table:table-cell office:value-type="string" calcext:value-type="string">
            <text:p>nom des auteurs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15];&quot;|&quot;;[.B15];&quot;|&quot;;[.C15];&quot;|&quot;;[.D15];&quot;|&quot;;[.E15];&quot;|&quot;);&quot;non&quot;;&quot;**non**&quot;)" office:value-type="string" office:string-value="|nom des auteurs|oui|oui|oui|oui|" calcext:value-type="string">
            <text:p>|nom des auteurs|oui|oui|oui|oui|</text:p>
          </table:table-cell>
        </table:table-row>
        <table:table-row table:style-name="ro1">
          <table:table-cell office:value-type="string" calcext:value-type="string">
            <text:p>prénom complet des auteurs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16];&quot;|&quot;;[.B16];&quot;|&quot;;[.C16];&quot;|&quot;;[.D16];&quot;|&quot;;[.E16];&quot;|&quot;);&quot;non&quot;;&quot;**non**&quot;)" office:value-type="string" office:string-value="|prénom complet des auteurs|oui|oui|oui|**non**|" calcext:value-type="string">
            <text:p>|prénom complet des auteurs|oui|oui|oui|**non**|</text:p>
          </table:table-cell>
        </table:table-row>
        <table:table-row table:style-name="ro1">
          <table:table-cell office:value-type="string" calcext:value-type="string">
            <text:p>initiale du prénom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17];&quot;|&quot;;[.B17];&quot;|&quot;;[.C17];&quot;|&quot;;[.D17];&quot;|&quot;;[.E17];&quot;|&quot;);&quot;non&quot;;&quot;**non**&quot;)" office:value-type="string" office:string-value="|initiale du prénom|oui|oui|oui|oui|" calcext:value-type="string">
            <text:p>|initiale du prénom|oui|oui|oui|oui|</text:p>
          </table:table-cell>
        </table:table-row>
        <table:table-row table:style-name="ro1">
          <table:table-cell office:value-type="string" calcext:value-type="string">
            <text:p>nom et prénom dans des champs séparés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18];&quot;|&quot;;[.B18];&quot;|&quot;;[.C18];&quot;|&quot;;[.D18];&quot;|&quot;;[.E18];&quot;|&quot;);&quot;non&quot;;&quot;**non**&quot;)" office:value-type="string" office:string-value="|nom et prénom dans des champs séparés|oui|oui|oui|oui|" calcext:value-type="string">
            <text:p>|nom et prénom dans des champs séparés|oui|oui|oui|oui|</text:p>
          </table:table-cell>
        </table:table-row>
        <table:table-row table:style-name="ro1">
          <table:table-cell office:value-type="string" calcext:value-type="string">
            <text:p>affiliation des auteurs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19];&quot;|&quot;;[.B19];&quot;|&quot;;[.C19];&quot;|&quot;;[.D19];&quot;|&quot;;[.E19];&quot;|&quot;);&quot;non&quot;;&quot;**non**&quot;)" office:value-type="string" office:string-value="|affiliation des auteurs|oui|oui|oui|oui|" calcext:value-type="string">
            <text:p>|affiliation des auteurs|oui|oui|oui|oui|</text:p>
          </table:table-cell>
        </table:table-row>
        <table:table-row table:style-name="ro1">
          <table:table-cell office:value-type="string" calcext:value-type="string">
            <text:p>adresse d'un auteur pour la correspondance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20];&quot;|&quot;;[.B20];&quot;|&quot;;[.C20];&quot;|&quot;;[.D20];&quot;|&quot;;[.E20];&quot;|&quot;);&quot;non&quot;;&quot;**non**&quot;)" office:value-type="string" office:string-value="|adresse d'un auteur pour la correspondance|oui|oui|oui|**non**|" calcext:value-type="string">
            <text:p>|adresse d'un auteur pour la correspondance|oui|oui|oui|**non**|</text:p>
          </table:table-cell>
        </table:table-row>
        <table:table-row table:style-name="ro1">
          <table:table-cell office:value-type="string" calcext:value-type="string">
            <text:p>nom du périodique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21];&quot;|&quot;;[.B21];&quot;|&quot;;[.C21];&quot;|&quot;;[.D21];&quot;|&quot;;[.E21];&quot;|&quot;);&quot;non&quot;;&quot;**non**&quot;)" office:value-type="string" office:string-value="|nom du périodique|oui|oui|oui|oui|" calcext:value-type="string">
            <text:p>|nom du périodique|oui|oui|oui|oui|</text:p>
          </table:table-cell>
        </table:table-row>
        <table:table-row table:style-name="ro1">
          <table:table-cell office:value-type="string" calcext:value-type="string">
            <text:p>nom abbrégé du périodiq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formula="of:=SUBSTITUTE(CONCATENATE(&quot;|&quot;;[.A22];&quot;|&quot;;[.B22];&quot;|&quot;;[.C22];&quot;|&quot;;[.D22];&quot;|&quot;;[.E22];&quot;|&quot;);&quot;non&quot;;&quot;**non**&quot;)" office:value-type="string" office:string-value="|nom abbrégé du périodique|oui|**non**|oui|oui|" calcext:value-type="string">
            <text:p>|nom abbrégé du périodique|oui|**non**|oui|oui|</text:p>
          </table:table-cell>
        </table:table-row>
        <table:table-row table:style-name="ro1">
          <table:table-cell office:value-type="string" calcext:value-type="string">
            <text:p>année de publication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23];&quot;|&quot;;[.B23];&quot;|&quot;;[.C23];&quot;|&quot;;[.D23];&quot;|&quot;;[.E23];&quot;|&quot;);&quot;non&quot;;&quot;**non**&quot;)" office:value-type="string" office:string-value="|année de publication|oui|oui|oui|oui|" calcext:value-type="string">
            <text:p>|année de publication|oui|oui|oui|oui|</text:p>
          </table:table-cell>
        </table:table-row>
        <table:table-row table:style-name="ro1">
          <table:table-cell office:value-type="string" calcext:value-type="string">
            <text:p>mois de publication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24];&quot;|&quot;;[.B24];&quot;|&quot;;[.C24];&quot;|&quot;;[.D24];&quot;|&quot;;[.E24];&quot;|&quot;);&quot;non&quot;;&quot;**non**&quot;)" office:value-type="string" office:string-value="|mois de publication|oui|oui|oui|oui|" calcext:value-type="string">
            <text:p>|mois de publication|oui|oui|oui|oui|</text:p>
          </table:table-cell>
        </table:table-row>
        <table:table-row table:style-name="ro1">
          <table:table-cell office:value-type="string" calcext:value-type="string">
            <text:p>jour de publica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formula="of:=SUBSTITUTE(CONCATENATE(&quot;|&quot;;[.A25];&quot;|&quot;;[.B25];&quot;|&quot;;[.C25];&quot;|&quot;;[.D25];&quot;|&quot;;[.E25];&quot;|&quot;);&quot;non&quot;;&quot;**non**&quot;)" office:value-type="string" office:string-value="|jour de publication|**non**|oui|**non**|**non**|" calcext:value-type="string">
            <text:p>|jour de publication|**non**|oui|**non**|**non**|</text:p>
          </table:table-cell>
        </table:table-row>
        <table:table-row table:style-name="ro1">
          <table:table-cell office:value-type="string" calcext:value-type="string">
            <text:p>année de publication en ligne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26];&quot;|&quot;;[.B26];&quot;|&quot;;[.C26];&quot;|&quot;;[.D26];&quot;|&quot;;[.E26];&quot;|&quot;);&quot;non&quot;;&quot;**non**&quot;)" office:value-type="string" office:string-value="|année de publication en ligne|oui|oui|oui|**non**|" calcext:value-type="string">
            <text:p>|année de publication en ligne|oui|oui|oui|**non**|</text:p>
          </table:table-cell>
        </table:table-row>
        <table:table-row table:style-name="ro1">
          <table:table-cell office:value-type="string" calcext:value-type="string">
            <text:p>mois de publication en ligne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27];&quot;|&quot;;[.B27];&quot;|&quot;;[.C27];&quot;|&quot;;[.D27];&quot;|&quot;;[.E27];&quot;|&quot;);&quot;non&quot;;&quot;**non**&quot;)" office:value-type="string" office:string-value="|mois de publication en ligne|oui|oui|oui|**non**|" calcext:value-type="string">
            <text:p>|mois de publication en ligne|oui|oui|oui|**non**|</text:p>
          </table:table-cell>
        </table:table-row>
        <table:table-row table:style-name="ro1">
          <table:table-cell office:value-type="string" calcext:value-type="string">
            <text:p>jour de publication en ligne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28];&quot;|&quot;;[.B28];&quot;|&quot;;[.C28];&quot;|&quot;;[.D28];&quot;|&quot;;[.E28];&quot;|&quot;);&quot;non&quot;;&quot;**non**&quot;)" office:value-type="string" office:string-value="|jour de publication en ligne|oui|oui|oui|**non**|" calcext:value-type="string">
            <text:p>|jour de publication en ligne|oui|oui|oui|**non**|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29];&quot;|&quot;;[.B29];&quot;|&quot;;[.C29];&quot;|&quot;;[.D29];&quot;|&quot;;[.E29];&quot;|&quot;);&quot;non&quot;;&quot;**non**&quot;)" office:value-type="string" office:string-value="|volume|oui|oui|oui|oui|" calcext:value-type="string">
            <text:p>|volume|oui|oui|oui|oui|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0];&quot;|&quot;;[.B30];&quot;|&quot;;[.C30];&quot;|&quot;;[.D30];&quot;|&quot;;[.E30];&quot;|&quot;);&quot;non&quot;;&quot;**non**&quot;)" office:value-type="string" office:string-value="|numéro|oui|oui|oui|oui|" calcext:value-type="string">
            <text:p>|numéro|oui|oui|oui|oui|</text:p>
          </table:table-cell>
        </table:table-row>
        <table:table-row table:style-name="ro1">
          <table:table-cell office:value-type="string" calcext:value-type="string">
            <text:p>page de début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1];&quot;|&quot;;[.B31];&quot;|&quot;;[.C31];&quot;|&quot;;[.D31];&quot;|&quot;;[.E31];&quot;|&quot;);&quot;non&quot;;&quot;**non**&quot;)" office:value-type="string" office:string-value="|page de début|oui|oui|oui|oui|" calcext:value-type="string">
            <text:p>|page de début|oui|oui|oui|oui|</text:p>
          </table:table-cell>
        </table:table-row>
        <table:table-row table:style-name="ro1">
          <table:table-cell office:value-type="string" calcext:value-type="string">
            <text:p>page de fin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2];&quot;|&quot;;[.B32];&quot;|&quot;;[.C32];&quot;|&quot;;[.D32];&quot;|&quot;;[.E32];&quot;|&quot;);&quot;non&quot;;&quot;**non**&quot;)" office:value-type="string" office:string-value="|page de fin|oui|oui|oui|oui|" calcext:value-type="string">
            <text:p>|page de fin|oui|oui|oui|oui|</text:p>
          </table:table-cell>
        </table:table-row>
        <table:table-row table:style-name="ro1">
          <table:table-cell office:value-type="string" calcext:value-type="string">
            <text:p>nombre de pages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33];&quot;|&quot;;[.B33];&quot;|&quot;;[.C33];&quot;|&quot;;[.D33];&quot;|&quot;;[.E33];&quot;|&quot;);&quot;non&quot;;&quot;**non**&quot;)" office:value-type="string" office:string-value="|nombre de pages|oui|oui|oui|**non**|" calcext:value-type="string">
            <text:p>|nombre de pages|oui|oui|oui|**non**|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4];&quot;|&quot;;[.B34];&quot;|&quot;;[.C34];&quot;|&quot;;[.D34];&quot;|&quot;;[.E34];&quot;|&quot;);&quot;non&quot;;&quot;**non**&quot;)" office:value-type="string" office:string-value="|publisher|oui|oui|oui|oui|" calcext:value-type="string">
            <text:p>|publisher|oui|oui|oui|oui|</text:p>
          </table:table-cell>
        </table:table-row>
        <table:table-row table:style-name="ro2">
          <table:table-cell office:value-type="string" calcext:value-type="string">
            <text:p>abstract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, pas toujours, mais cela concerne des [articles](<text:a xlink:href="http://dx.doi.org/10" xlink:type="simple">http://dx.doi.org/10</text:a>.1007/s002619900297) sans abstracts à la base</text:p>
          </table:table-cell>
          <table:table-cell table:formula="of:=SUBSTITUTE(CONCATENATE(&quot;|&quot;;[.A35];&quot;|&quot;;[.B35];&quot;|&quot;;[.C35];&quot;|&quot;;[.D35];&quot;|&quot;;[.E35];&quot;|&quot;);&quot;non&quot;;&quot;**non**&quot;)" office:value-type="string" office:string-value="|abstract|oui|oui|oui|**non**, pas toujours, mais cela concerne des [articles](http://dx.doi.org/10.1007/s002619900297) sans abstracts à la base|" calcext:value-type="string">
            <text:p>|abstract|oui|oui|oui|**non**, pas toujours, mais cela concerne des [articles](http://dx.doi.org/10.1007/s002619900297) sans abstracts à la base|</text:p>
          </table:table-cell>
        </table:table-row>
        <table:table-row table:style-name="ro1">
          <table:table-cell office:value-type="string" calcext:value-type="string">
            <text:p>keywords (texte libre)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6];&quot;|&quot;;[.B36];&quot;|&quot;;[.C36];&quot;|&quot;;[.D36];&quot;|&quot;;[.E36];&quot;|&quot;);&quot;non&quot;;&quot;**non**&quot;)" office:value-type="string" office:string-value="|keywords (texte libre)|oui|oui|oui|oui|" calcext:value-type="string">
            <text:p>|keywords (texte libre)|oui|oui|oui|oui|</text:p>
          </table:table-cell>
        </table:table-row>
        <table:table-row table:style-name="ro1">
          <table:table-cell office:value-type="string" calcext:value-type="string">
            <text:p>keywords (selon un thésaurus, une ontologie)</text:p>
          </table:table-cell>
          <table:table-cell table:number-columns-repeated="4" office:value-type="string" calcext:value-type="string">
            <text:p>non</text:p>
          </table:table-cell>
          <table:table-cell table:formula="of:=SUBSTITUTE(CONCATENATE(&quot;|&quot;;[.A37];&quot;|&quot;;[.B37];&quot;|&quot;;[.C37];&quot;|&quot;;[.D37];&quot;|&quot;;[.E37];&quot;|&quot;);&quot;non&quot;;&quot;**non**&quot;)" office:value-type="string" office:string-value="|keywords (selon un thésaurus, une ontologie)|**non**|**non**|**non**|**non**|" calcext:value-type="string">
            <text:p>|keywords (selon un thésaurus, une ontologie)|**non**|**non**|**non**|**non**|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8];&quot;|&quot;;[.B38];&quot;|&quot;;[.C38];&quot;|&quot;;[.D38];&quot;|&quot;;[.E38];&quot;|&quot;);&quot;non&quot;;&quot;**non**&quot;)" office:value-type="string" office:string-value="|doi|oui|oui|oui|oui|" calcext:value-type="string">
            <text:p>|doi|oui|oui|oui|oui|</text:p>
          </table:table-cell>
        </table:table-row>
        <table:table-row table:style-name="ro1">
          <table:table-cell office:value-type="string" calcext:value-type="string">
            <text:p>type de document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9];&quot;|&quot;;[.B39];&quot;|&quot;;[.C39];&quot;|&quot;;[.D39];&quot;|&quot;;[.E39];&quot;|&quot;);&quot;non&quot;;&quot;**non**&quot;)" office:value-type="string" office:string-value="|type de document|oui|oui|oui|oui|" calcext:value-type="string">
            <text:p>|type de document|oui|oui|oui|oui|</text:p>
          </table:table-cell>
        </table:table-row>
        <table:table-row table:style-name="ro1">
          <table:table-cell office:value-type="string" calcext:value-type="string">
            <text:p>issn électronique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40];&quot;|&quot;;[.B40];&quot;|&quot;;[.C40];&quot;|&quot;;[.D40];&quot;|&quot;;[.E40];&quot;|&quot;);&quot;non&quot;;&quot;**non**&quot;)" office:value-type="string" office:string-value="|issn électronique|oui|oui|oui|oui|" calcext:value-type="string">
            <text:p>|issn électronique|oui|oui|oui|oui|</text:p>
          </table:table-cell>
        </table:table-row>
        <table:table-row table:style-name="ro1">
          <table:table-cell office:value-type="string" calcext:value-type="string">
            <text:p>issn imprim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formula="of:=SUBSTITUTE(CONCATENATE(&quot;|&quot;;[.A41];&quot;|&quot;;[.B41];&quot;|&quot;;[.C41];&quot;|&quot;;[.D41];&quot;|&quot;;[.E41];&quot;|&quot;);&quot;non&quot;;&quot;**non**&quot;)" office:value-type="string" office:string-value="|issn imprimé|oui|**non**|oui|oui|" calcext:value-type="string">
            <text:p>|issn imprimé|oui|**non**|oui|oui|</text:p>
          </table:table-cell>
        </table:table-row>
        <table:table-row table:style-name="ro1">
          <table:table-cell office:value-type="string" calcext:value-type="string">
            <text:p>documents cité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formula="of:=SUBSTITUTE(CONCATENATE(&quot;|&quot;;[.A42];&quot;|&quot;;[.B42];&quot;|&quot;;[.C42];&quot;|&quot;;[.D42];&quot;|&quot;;[.E42];&quot;|&quot;);&quot;non&quot;;&quot;**non**&quot;)" office:value-type="string" office:string-value="|documents cités|**non**|oui|**non**|**non**|" calcext:value-type="string">
            <text:p>|documents cités|**non**|oui|**non**|**non**|</text:p>
          </table:table-cell>
        </table:table-row>
        <table:table-row table:style-name="ro1">
          <table:table-cell office:value-type="string" calcext:value-type="string">
            <text:p>identifiant unique de l'éditeur ?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formula="of:=SUBSTITUTE(CONCATENATE(&quot;|&quot;;[.A43];&quot;|&quot;;[.B43];&quot;|&quot;;[.C43];&quot;|&quot;;[.D43];&quot;|&quot;;[.E43];&quot;|&quot;);&quot;non&quot;;&quot;**non**&quot;)" office:value-type="string" office:string-value="|identifiant unique de l'éditeur ?|oui|oui|**non**|**non**|" calcext:value-type="string">
            <text:p>|identifiant unique de l'éditeur ?|oui|oui|**non**|**non**|</text:p>
          </table:table-cell>
        </table:table-row>
        <table:table-row table:style-name="ro1">
          <table:table-cell office:value-type="string" calcext:value-type="string">
            <text:p>licence sur les métadonnées ?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formula="of:=SUBSTITUTE(CONCATENATE(&quot;|&quot;;[.A44];&quot;|&quot;;[.B44];&quot;|&quot;;[.C44];&quot;|&quot;;[.D44];&quot;|&quot;;[.E44];&quot;|&quot;);&quot;non&quot;;&quot;**non**&quot;)" office:value-type="string" office:string-value="|licence sur les métadonnées ?|**non**|**non**|**non**|oui|" calcext:value-type="string">
            <text:p>|licence sur les métadonnées ?|**non**|**non**|**non**|oui|</text:p>
          </table:table-cell>
        </table:table-row>
        <table:table-row table:style-name="ro1">
          <table:table-cell office:value-type="string" calcext:value-type="string">
            <text:p>licence sur le contenu (pdf, html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formula="of:=SUBSTITUTE(CONCATENATE(&quot;|&quot;;[.A45];&quot;|&quot;;[.B45];&quot;|&quot;;[.C45];&quot;|&quot;;[.D45];&quot;|&quot;;[.E45];&quot;|&quot;);&quot;non&quot;;&quot;**non**&quot;)" office:value-type="string" office:string-value="|licence sur le contenu (pdf, html)|**non**|oui|**non**|oui|" calcext:value-type="string">
            <text:p>|licence sur le contenu (pdf, html)|**non**|oui|**non**|oui|</text:p>
          </table:table-cell>
        </table:table-row>
        <table:table-row table:style-name="ro1">
          <table:table-cell office:value-type="string" calcext:value-type="string">
            <text:p>copyright ?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46];&quot;|&quot;;[.B46];&quot;|&quot;;[.C46];&quot;|&quot;;[.D46];&quot;|&quot;;[.E46];&quot;|&quot;);&quot;non&quot;;&quot;**non**&quot;)" office:value-type="string" office:string-value="|copyright ?|oui|oui|oui|oui|" calcext:value-type="string">
            <text:p>|copyright ?|oui|oui|oui|oui|</text:p>
          </table:table-cell>
        </table:table-row>
        <table:table-row table:style-name="ro1">
          <table:table-cell office:value-type="string" calcext:value-type="string">
            <text:p>open access ?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??</text:p>
          </table:table-cell>
          <table:table-cell table:formula="of:=SUBSTITUTE(CONCATENATE(&quot;|&quot;;[.A47];&quot;|&quot;;[.B47];&quot;|&quot;;[.C47];&quot;|&quot;;[.D47];&quot;|&quot;;[.E47];&quot;|&quot;);&quot;non&quot;;&quot;**non**&quot;)" office:value-type="string" office:string-value="|open access ?|???|oui|**non**|???|" calcext:value-type="string">
            <text:p>|open access ?|???|oui|**non**|???|</text:p>
          </table:table-cell>
        </table:table-row>
        <table:table-row table:style-name="ro1">
          <table:table-cell office:value-type="string" calcext:value-type="string">
            <text:p>Mention des grants ayant financé la recherche (par exemple via fundref) dans un champ note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table:formula="of:=SUBSTITUTE(CONCATENATE(&quot;|&quot;;[.A48];&quot;|&quot;;[.B48];&quot;|&quot;;[.C48];&quot;|&quot;;[.D48];&quot;|&quot;;[.E48];&quot;|&quot;);&quot;non&quot;;&quot;**non**&quot;)" office:value-type="string" office:string-value="|Mention des grants ayant financé la recherche (par exemple via fundref) dans un champ note|oui|**non**|**non**|**non**|" calcext:value-type="string">
            <text:p>|Mention des grants ayant financé la recherche (par exemple via fundref) dans un champ note|oui|**non**|**non**|**non**|</text:p>
          </table:table-cell>
        </table:table-row>
        <table:table-row table:style-name="ro1">
          <table:table-cell office:value-type="string" calcext:value-type="string">
            <text:p>Mention des grants ayant financé la recherche (par exemple via fundref) dans un champ spécifique</text:p>
          </table:table-cell>
          <table:table-cell table:number-columns-repeated="4" office:value-type="string" calcext:value-type="string">
            <text:p>non</text:p>
          </table:table-cell>
          <table:table-cell table:formula="of:=SUBSTITUTE(CONCATENATE(&quot;|&quot;;[.A49];&quot;|&quot;;[.B49];&quot;|&quot;;[.C49];&quot;|&quot;;[.D49];&quot;|&quot;;[.E49];&quot;|&quot;);&quot;non&quot;;&quot;**non**&quot;)" office:value-type="string" office:string-value="|Mention des grants ayant financé la recherche (par exemple via fundref) dans un champ spécifique|**non**|**non**|**non**|**non**|" calcext:value-type="string">
            <text:p>|Mention des grants ayant financé la recherche (par exemple via fundref) dans un champ spécifique|**non**|**non**|**non**|**non**|</text:p>
          </table:table-cell>
        </table:table-row>
        <table:table-row table:style-name="ro1">
          <table:table-cell office:value-type="string" calcext:value-type="string">
            <text:p>historique de publication (date de réception, date d'acceptation, révisions, ...)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50];&quot;|&quot;;[.B50];&quot;|&quot;;[.C50];&quot;|&quot;;[.D50];&quot;|&quot;;[.E50];&quot;|&quot;);&quot;non&quot;;&quot;**non**&quot;)" office:value-type="string" office:string-value="|historique de publication (date de réception, date d'acceptation, révisions, ...)|oui|oui|oui|oui|" calcext:value-type="string">
            <text:p>|historique de publication (date de réception, date d'acceptation, révisions, ...)|oui|oui|oui|oui|</text:p>
          </table:table-cell>
        </table:table-row>
        <table:table-row table:style-name="ro1">
          <table:table-cell office:value-type="string" calcext:value-type="string">
            <text:p>langue du document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51];&quot;|&quot;;[.B51];&quot;|&quot;;[.C51];&quot;|&quot;;[.D51];&quot;|&quot;;[.E51];&quot;|&quot;);&quot;non&quot;;&quot;**non**&quot;)" office:value-type="string" office:string-value="|langue du document|oui|oui|oui|oui|" calcext:value-type="string">
            <text:p>|langue du document|oui|oui|oui|oui|</text:p>
          </table:table-cell>
        </table:table-row>
        <table:table-row table:style-name="ro1">
          <table:table-cell office:value-type="string" calcext:value-type="string">
            <text:p>format du document final (pdf, html, …)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formula="of:=SUBSTITUTE(CONCATENATE(&quot;|&quot;;[.A52];&quot;|&quot;;[.B52];&quot;|&quot;;[.C52];&quot;|&quot;;[.D52];&quot;|&quot;;[.E52];&quot;|&quot;);&quot;non&quot;;&quot;**non**&quot;)" office:value-type="string" office:string-value="|format du document final (pdf, html, …)|oui|oui|**non**|**non**|" calcext:value-type="string">
            <text:p>|format du document final (pdf, html, …)|oui|oui|**non**|**non**|</text:p>
          </table:table-cell>
        </table:table-row>
        <table:table-row table:style-name="ro1">
          <table:table-cell office:value-type="string" calcext:value-type="string">
            <text:p>fulltext en xml</text:p>
          </table:table-cell>
          <table:table-cell table:number-columns-repeated="4" office:value-type="string" calcext:value-type="string">
            <text:p>non</text:p>
          </table:table-cell>
          <table:table-cell table:formula="of:=SUBSTITUTE(CONCATENATE(&quot;|&quot;;[.A53];&quot;|&quot;;[.B53];&quot;|&quot;;[.C53];&quot;|&quot;;[.D53];&quot;|&quot;;[.E53];&quot;|&quot;);&quot;non&quot;;&quot;**non**&quot;)" office:value-type="string" office:string-value="|fulltext en xml|**non**|**non**|**non**|**non**|" calcext:value-type="string">
            <text:p>|fulltext en xml|**non**|**non**|**non**|**non**|</text:p>
          </table:table-cell>
        </table:table-row>
        <table:table-row table:style-name="ro1">
          <table:table-cell table:number-columns-repeated="5"/>
          <table:table-cell table:formula="of:=SUBSTITUTE(CONCATENATE(&quot;|&quot;;[.A54];&quot;|&quot;;[.B54];&quot;|&quot;;[.C54];&quot;|&quot;;[.D54];&quot;|&quot;;[.E54];&quot;|&quot;);&quot;non&quot;;&quot;**non**&quot;)" office:value-type="string" office:string-value="||||||" calcext:value-type="string">
            <text:p>||||||</text:p>
          </table:table-cell>
        </table:table-row>
        <table:table-row table:style-name="ro1">
          <table:table-cell table:style-name="ce1" office:value-type="string" calcext:value-type="string">
            <text:p>**Technique**</text:p>
          </table:table-cell>
          <table:table-cell table:number-columns-repeated="4"/>
          <table:table-cell table:formula="of:=SUBSTITUTE(CONCATENATE(&quot;|&quot;;[.A55];&quot;|&quot;;[.B55];&quot;|&quot;;[.C55];&quot;|&quot;;[.D55];&quot;|&quot;;[.E55];&quot;|&quot;);&quot;non&quot;;&quot;**non**&quot;)" office:value-type="string" office:string-value="|**Technique**|||||" calcext:value-type="string">
            <text:p>|**Technique**|||||</text:p>
          </table:table-cell>
        </table:table-row>
        <table:table-row table:style-name="ro3">
          <table:table-cell table:style-name="ce2" office:value-type="string" calcext:value-type="string">
            <text:p>DTD</text:p>
          </table:table-cell>
          <table:table-cell table:style-name="ce3" office:value-type="string" calcext:value-type="string">
            <text:p>-//NLM//DTD Journal Publishing DTD v2.2 20060430//EN</text:p>
          </table:table-cell>
          <table:table-cell table:style-name="ce4" office:value-type="string" calcext:value-type="string">
            <text:p>-//NLM//DTD JATS (Z39.96) Journal Publishing DTD with OASIS Tables v1.0 20120330//EN</text:p>
          </table:table-cell>
          <table:table-cell table:style-name="ce4" office:value-type="string" calcext:value-type="string">
            <text:p>-//NLM//DTD JATS (Z39.96) Journal Publishing DTD v1.1d1 20130915//EN</text:p>
          </table:table-cell>
          <table:table-cell table:style-name="ce4" office:value-type="string" calcext:value-type="string">
            <text:p>-//Springer-Verlag//DTD A++ V2.4//EN</text:p>
          </table:table-cell>
          <table:table-cell table:formula="of:=SUBSTITUTE(CONCATENATE(&quot;|&quot;;[.A56];&quot;|&quot;;[.B56];&quot;|&quot;;[.C56];&quot;|&quot;;[.D56];&quot;|&quot;;[.E56];&quot;|&quot;);&quot;non&quot;;&quot;**non**&quot;)" office:value-type="string" office:string-value="|DTD|-//NLM//DTD Journal Publishing DTD v2.2 20060430//EN|-//NLM//DTD JATS (Z39.96) Journal Publishing DTD with OASIS Tables v1.0 20120330//EN|-//NLM//DTD JATS (Z39.96) Journal Publishing DTD v1.1d1 20130915//EN|-//Springer-Verlag//DTD A++ V2.4//EN|" calcext:value-type="string">
            <text:p>|DTD|-//NLM//DTD Journal Publishing DTD v2.2 20060430//EN|-//NLM//DTD JATS (Z39.96) Journal Publishing DTD with OASIS Tables v1.0 20120330//EN|-//NLM//DTD JATS (Z39.96) Journal Publishing DTD v1.1d1 20130915//EN|-//Springer-Verlag//DTD A++ V2.4//EN|</text:p>
          </table:table-cell>
        </table:table-row>
        <table:table-row table:style-name="ro2">
          <table:table-cell table:style-name="ce2" office:value-type="string" calcext:value-type="string">
            <text:p>encodage du fichier xml</text:p>
          </table:table-cell>
          <table:table-cell table:style-name="ce3" office:value-type="string" calcext:value-type="string">
            <text:p>US-ASCII</text:p>
          </table:table-cell>
          <table:table-cell table:number-columns-repeated="3" office:value-type="string" calcext:value-type="string">
            <text:p>UTF-8</text:p>
          </table:table-cell>
          <table:table-cell table:formula="of:=SUBSTITUTE(CONCATENATE(&quot;|&quot;;[.A57];&quot;|&quot;;[.B57];&quot;|&quot;;[.C57];&quot;|&quot;;[.D57];&quot;|&quot;;[.E57];&quot;|&quot;);&quot;non&quot;;&quot;**non**&quot;)" office:value-type="string" office:string-value="|encodage du fichier xml|US-ASCII|UTF-8|UTF-8|UTF-8|" calcext:value-type="string">
            <text:p>|encodage du fichier xml|US-ASCII|UTF-8|UTF-8|UTF-8|</text:p>
          </table:table-cell>
        </table:table-row>
        <table:table-row table:style-name="ro2">
          <table:table-cell table:style-name="ce2" office:value-type="string" calcext:value-type="string">
            <text:p>encodage correspond à l'attribut encoding</text:p>
          </table:table-cell>
          <table:table-cell table:style-name="ce3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 table:formula="of:=SUBSTITUTE(CONCATENATE(&quot;|&quot;;[.A58];&quot;|&quot;;[.B58];&quot;|&quot;;[.C58];&quot;|&quot;;[.D58];&quot;|&quot;;[.E58];&quot;|&quot;);&quot;non&quot;;&quot;**non**&quot;)" office:value-type="string" office:string-value="|encodage correspond à l'attribut encoding|oui|oui|oui|oui|" calcext:value-type="string">
            <text:p>|encodage correspond à l'attribut encoding|oui|oui|oui|oui|</text:p>
          </table:table-cell>
        </table:table-row>
        <table:table-row table:style-name="ro1">
          <table:table-cell office:value-type="string" calcext:value-type="string">
            <text:p>xml bien formé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59];&quot;|&quot;;[.B59];&quot;|&quot;;[.C59];&quot;|&quot;;[.D59];&quot;|&quot;;[.E59];&quot;|&quot;);&quot;non&quot;;&quot;**non**&quot;)" office:value-type="string" office:string-value="|xml bien formé|oui|oui|oui|oui|" calcext:value-type="string">
            <text:p>|xml bien formé|oui|oui|oui|oui|</text:p>
          </table:table-cell>
        </table:table-row>
        <table:table-row table:style-name="ro1">
          <table:table-cell office:value-type="string" calcext:value-type="string">
            <text:p>validation avec la DTD fournie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60];&quot;|&quot;;[.B60];&quot;|&quot;;[.C60];&quot;|&quot;;[.D60];&quot;|&quot;;[.E60];&quot;|&quot;);&quot;non&quot;;&quot;**non**&quot;)" office:value-type="string" office:string-value="|validation avec la DTD fournie|oui|oui|oui|oui|" calcext:value-type="string">
            <text:p>|validation avec la DTD fournie|oui|oui|oui|oui|</text:p>
          </table:table-cell>
        </table:table-row>
        <table:table-row table:style-name="ro1">
          <table:table-cell office:value-type="string" calcext:value-type="string">
            <text:p>Est-ce que les contenus sont cohérents (par exemple year est bien une année sur 4 chiffres)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61];&quot;|&quot;;[.B61];&quot;|&quot;;[.C61];&quot;|&quot;;[.D61];&quot;|&quot;;[.E61];&quot;|&quot;);&quot;non&quot;;&quot;**non**&quot;)" office:value-type="string" office:string-value="|Est-ce que les contenus sont cohérents (par exemple year est bien une année sur 4 chiffres)|oui|oui|oui|oui|" calcext:value-type="string">
            <text:p>|Est-ce que les contenus sont cohérents (par exemple year est bien une année sur 4 chiffres)|oui|oui|oui|oui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.00.0000</text:date>, <text:time style:data-style-name="N2" text:time-value="12:58:17.38668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13:21:59.160516279</dc:date>
    <dc:creator>Lionel Walter</dc:creator>
    <meta:generator>LibreOffice/4.2.8.2$Linux_X86_64 LibreOffice_project/420m0$Build-2</meta:generator>
    <meta:editing-duration>P0D</meta:editing-duration>
    <meta:editing-cycles>7</meta:editing-cycles>
    <meta:document-statistic meta:table-count="1" meta:cell-count="309" meta:object-count="0"/>
  </office:meta>
</office:document-meta>
</file>